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Calibri" fo:font-size="11pt" officeooo:rsid="001a7ee3" officeooo:paragraph-rsid="0017640d"/>
    </style:style>
    <style:style style:name="P2" style:family="paragraph" style:parent-style-name="Text_20_body">
      <style:paragraph-properties fo:text-align="center" style:justify-single-word="false"/>
      <style:text-properties style:font-name="Calibri" fo:font-size="26pt" fo:font-weight="bold" officeooo:rsid="001a7ee3" officeooo:paragraph-rsid="0017640d" style:font-size-asian="26pt" style:font-weight-asian="bold" style:font-size-complex="26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Calibri" fo:font-size="16pt" fo:font-weight="bold" officeooo:rsid="001a7ee3" officeooo:paragraph-rsid="0017640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Calibri" fo:font-size="16pt" officeooo:rsid="001a7ee3" officeooo:paragraph-rsid="0017640d" style:font-size-asian="16pt" style:font-size-complex="16pt"/>
    </style:style>
    <style:style style:name="P5" style:family="paragraph" style:parent-style-name="Text_20_body">
      <style:text-properties fo:color="#0000ff" style:font-name="Calibri" fo:font-size="11pt" officeooo:rsid="0017640d" officeooo:paragraph-rsid="0017640d"/>
    </style:style>
    <style:style style:name="P6" style:family="paragraph" style:parent-style-name="Standard">
      <style:text-properties officeooo:rsid="001c0e0c" officeooo:paragraph-rsid="001c0e0c"/>
    </style:style>
    <style:style style:name="P7" style:family="paragraph" style:parent-style-name="Standard">
      <style:text-properties officeooo:rsid="001e0c87" officeooo:paragraph-rsid="001e0c87"/>
    </style:style>
    <style:style style:name="P8" style:family="paragraph" style:parent-style-name="Standard">
      <style:text-properties officeooo:rsid="001f88a3" officeooo:paragraph-rsid="001f88a3"/>
    </style:style>
    <style:style style:name="P9" style:family="paragraph" style:parent-style-name="Standard">
      <style:text-properties fo:font-weight="bold" officeooo:rsid="001c0e0c" officeooo:paragraph-rsid="001c0e0c" style:font-weight-asian="bold" style:font-weight-complex="bold"/>
    </style:style>
    <style:style style:name="P10" style:family="paragraph" style:parent-style-name="Standard">
      <style:paragraph-properties fo:break-before="page"/>
      <style:text-properties fo:font-weight="bold" officeooo:rsid="0021e145" officeooo:paragraph-rsid="0021e145" style:font-weight-asian="bold" style:font-weight-complex="bold"/>
    </style:style>
    <style:style style:name="P11" style:family="paragraph" style:parent-style-name="Standard">
      <style:text-properties fo:font-weight="bold" officeooo:rsid="0021e145" officeooo:paragraph-rsid="0021e145" style:font-weight-asian="bold" style:font-weight-complex="bold"/>
    </style:style>
    <style:style style:name="P12" style:family="paragraph" style:parent-style-name="Standard">
      <style:text-properties officeooo:rsid="0017640d" officeooo:paragraph-rsid="0017640d"/>
    </style:style>
    <style:style style:name="P13" style:family="paragraph" style:parent-style-name="Text_20_body" style:master-page-name="Standard">
      <style:paragraph-properties fo:text-align="center" style:justify-single-word="false" style:page-number="auto"/>
      <style:text-properties style:font-name="Calibri" fo:font-size="26pt" fo:font-weight="bold" officeooo:rsid="001a7ee3" officeooo:paragraph-rsid="0017640d" style:font-size-asian="26pt" style:font-weight-asian="bold" style:font-size-complex="26pt" style:font-weight-complex="bold"/>
    </style:style>
    <style:style style:name="T1" style:family="text">
      <style:text-properties officeooo:rsid="001bed5f"/>
    </style:style>
    <style:style style:name="T2" style:family="text">
      <style:text-properties officeooo:rsid="001f88a3"/>
    </style:style>
    <style:style style:name="T3" style:family="text">
      <style:text-properties officeooo:rsid="002275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"/>
      <text:p text:style-name="P2"/>
      <text:p text:style-name="P2"/>
      <text:p text:style-name="P2"/>
      <text:p text:style-name="P2"/>
      <text:p text:style-name="P2">Cloud Computing und SaaS</text:p>
      <text:p text:style-name="P3"/>
      <text:p text:style-name="P3"/>
      <text:p text:style-name="P3">Exercise – <text:span text:style-name="T3">Hadoop/MapReduce</text:span></text:p>
      <text:p text:style-name="P3"/>
      <text:p text:style-name="P3"/>
      <text:p text:style-name="P4">Hannes Knopf</text:p>
      <text:p text:style-name="P1"/>
      <text:p text:style-name="P10">Deploy Hadoop</text:p>
      <text:p text:style-name="P11"/>
      <text:p text:style-name="P11">Extend WordCount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5T17:51:31.278361000</meta:creation-date>
    <dc:date>2014-02-10T23:38:27.736943000</dc:date>
    <meta:editing-duration>PT24M</meta:editing-duration>
    <meta:editing-cycles>11</meta:editing-cycles>
    <meta:generator>LibreOffice/4.1.1.2$MacOSX_x86 LibreOffice_project/7e4286b58adc75a14f6d83f53a03b6c11fa2903</meta:generator>
    <meta:document-statistic meta:table-count="0" meta:image-count="0" meta:object-count="0" meta:page-count="2" meta:paragraph-count="5" meta:word-count="12" meta:character-count="92" meta:non-whitespace-character-count="84"/>
  </office:meta>
</office:document-meta>
</file>